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onnectionRequestInfo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onnectionRequestInfo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onnectionRequestInfo.equals( char [ ] o1 , char [ ]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onnectionRequestInfo.equals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onnectionRequestInfo.equals( SimpleCredentials o1 , SimpleCredentials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AConnectionRequestInfo.getAttributeMap( SimpleCredentials cre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ConnectionRequestInfo.JCAConnectionRequestInfo( JCAConnectionRequestInfo c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onnectionRequestInfo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onnectionRequestInfo.equals( JCAConnectionRequestInfo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onnectionRequestInfo.equals( Credentials o1 , Credentials o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AConnectionRequestInfo.JCAConnectionRequestInfo( Credentials cred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onnectionRequestInfo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